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3C000000CF560A80BD144185E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ton" svg:font-family="Anto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swald" svg:font-family="Oswald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7.958cm, 0cm, 7.949cm)" draw:image-opacity="100%" style:mirror="none"/>
    </style:style>
    <style:style style:name="gr2" style:family="graphic" style:parent-style-name="standard">
      <style:graphic-properties fo:min-height="3.915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fo:min-height="5.733cm"/>
      <style:paragraph-properties style:writing-mode="lr-tb"/>
    </style:style>
    <style:style style:name="pr1" style:family="presentation" style:parent-style-name="Padrão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style:font-name="Anton" fo:font-size="53.9000015258789pt" fo:text-shadow="1pt 1pt" fo:font-weight="normal" fo:background-color="transparent" style:font-size-asian="54pt" style:font-size-complex="54pt"/>
    </style:style>
    <style:style style:name="P3" style:family="paragraph">
      <loext:graphic-properties draw:fill-color="#ffffff"/>
    </style:style>
    <style:style style:name="P4" style:family="paragraph">
      <style:text-properties style:font-name="Anton" fo:font-size="52pt" fo:text-shadow="1pt 1pt" fo:font-weight="normal" fo:background-color="transparent" style:font-size-asian="52pt" style:font-size-complex="52pt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style:font-name="Anton" fo:font-size="54pt" fo:language="en" fo:country="US" style:font-size-asian="54pt" style:font-size-complex="54pt"/>
    </style:style>
    <style:style style:name="T2" style:family="text">
      <style:text-properties style:font-name="Anton" fo:font-size="54pt" style:font-size-asian="54pt" style:font-size-complex="54pt"/>
    </style:style>
    <style:style style:name="T3" style:family="text">
      <style:text-properties style:font-name="Anton" fo:font-size="52pt" style:font-size-asian="52pt" style:font-size-complex="5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6.5cm" svg:height="6.001cm" svg:x="0.5cm" svg:y="0.998cm">
          <draw:image xlink:href="Pictures/100000000000033C000000CF560A80BD144185EF.png" xlink:type="simple" xlink:show="embed" xlink:actuate="onLoad" draw:mime-type="image/png">
            <text:p/>
          </draw:image>
        </draw:frame>
        <draw:frame draw:style-name="gr2" draw:text-style-name="P2" draw:layer="layout" svg:width="20cm" svg:height="4.165cm" svg:x="7.3cm" svg:y="2.498cm">
          <draw:text-box>
            <text:p text:style-name="P2"><text:span text:style-name="T1">STANDALONE</text:span><text:span text:style-name="T2"> </text:span><text:span text:style-name="T1">COMPONENT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1.9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6.5cm" svg:height="6.001cm" svg:x="0.5cm" svg:y="0.998cm">
          <draw:image xlink:href="Pictures/100000000000033C000000CF560A80BD144185EF.png" xlink:type="simple" xlink:show="embed" xlink:actuate="onLoad" draw:mime-type="image/png">
            <text:p/>
          </draw:image>
        </draw:frame>
        <draw:frame draw:style-name="gr2" draw:text-style-name="P2" draw:layer="layout" svg:width="20cm" svg:height="4.165cm" svg:x="7.3cm" svg:y="2.498cm">
          <draw:text-box>
            <text:p text:style-name="P2"><text:span text:style-name="T2">INTRODUÇÃO</text:span></text:p>
          </draw:text-box>
        </draw:frame>
        <presentation:notes draw:style-name="dp1">
          <draw:page-thumbnail draw:style-name="gr3" draw:layer="layout" svg:width="19.798cm" svg:height="11.136cm" svg:x="0.6cm" svg:y="2.257cm" draw:page-number="2" presentation:class="page"/>
          <draw:frame presentation:style-name="pr1" draw:text-style-name="P3" draw:layer="layout" svg:width="16.799cm" svg:height="11.9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6.5cm" svg:height="6.001cm" svg:x="0.5cm" svg:y="0.998cm">
          <draw:image xlink:href="Pictures/100000000000033C000000CF560A80BD144185EF.png" xlink:type="simple" xlink:show="embed" xlink:actuate="onLoad" draw:mime-type="image/png">
            <text:p/>
          </draw:image>
        </draw:frame>
        <draw:frame draw:style-name="gr4" draw:text-style-name="P4" draw:layer="layout" svg:width="20cm" svg:height="5.983cm" svg:x="7.3cm" svg:y="2.498cm">
          <draw:text-box>
            <text:p text:style-name="P4"><text:span text:style-name="T3">VANTAGENS X DESVANTAGENS</text:span></text:p>
          </draw:text-box>
        </draw:frame>
        <presentation:notes draw:style-name="dp1">
          <draw:page-thumbnail draw:style-name="gr3" draw:layer="layout" svg:width="19.798cm" svg:height="11.136cm" svg:x="0.6cm" svg:y="2.257cm" draw:page-number="3" presentation:class="page"/>
          <draw:frame presentation:style-name="pr1" draw:text-style-name="P3" draw:layer="layout" svg:width="16.799cm" svg:height="11.9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6.5cm" svg:height="6.001cm" svg:x="0.5cm" svg:y="0.998cm">
          <draw:image xlink:href="Pictures/100000000000033C000000CF560A80BD144185EF.png" xlink:type="simple" xlink:show="embed" xlink:actuate="onLoad" draw:mime-type="image/png">
            <text:p/>
          </draw:image>
        </draw:frame>
        <draw:frame draw:style-name="gr2" draw:text-style-name="P2" draw:layer="layout" svg:width="20cm" svg:height="4.165cm" svg:x="7.3cm" svg:y="2.498cm">
          <draw:text-box>
            <text:p text:style-name="P2"><text:span text:style-name="T2">CONCLUSÃO</text:span></text:p>
          </draw:text-box>
        </draw:frame>
        <presentation:notes draw:style-name="dp1">
          <draw:page-thumbnail draw:style-name="gr3" draw:layer="layout" svg:width="19.798cm" svg:height="11.136cm" svg:x="0.6cm" svg:y="2.257cm" draw:page-number="4" presentation:class="page"/>
          <draw:frame presentation:style-name="pr1" draw:text-style-name="P5" draw:layer="layout" svg:width="16.799cm" svg:height="11.9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ton" svg:font-family="Anto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swald" svg:font-family="Oswald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svg:stroke-width="0cm" svg:stroke-color="#000000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2.75cm" fo:min-width="0cm" fo:padding-top="0.125cm" fo:padding-bottom="0.125cm" fo:padding-left="0.25cm" fo:padding-right="0.25cm" fo:wrap-option="wrap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Oswald" fo:font-family="Oswald" style:font-pitch="variable" fo:font-size="48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4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4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198cm" fo:margin-bottom="0cm" fo:text-indent="0cm"/>
      <style:text-properties fo:font-size="14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148cm" fo:margin-bottom="0cm" fo:text-indent="0cm"/>
      <style:text-properties fo:font-size="12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097cm" fo:margin-bottom="0cm" fo:text-indent="0cm"/>
      <style:text-properties fo:font-size="1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48cm" fo:margin-bottom="0cm" fo:text-indent="0cm"/>
      <style:text-properties fo:font-size="1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48cm" fo:margin-bottom="0cm" fo:text-indent="0cm"/>
      <style:text-properties fo:font-size="1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48cm" fo:margin-bottom="0cm" fo:text-indent="0cm"/>
      <style:text-properties fo:font-size="1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48cm" fo:margin-bottom="0cm" fo:text-indent="0cm"/>
      <style:text-properties fo:font-size="1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48cm" fo:margin-bottom="0cm" fo:text-indent="0cm"/>
      <style:text-properties fo:font-size="1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2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7.9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  <draw:page-thumbnail draw:layer="backgroundobjects" svg:width="8.999cm" svg:height="1.911cm" svg:x="1cm" svg:y="5.317cm"/>
      <draw:page-thumbnail draw:layer="backgroundobjects" svg:width="8.999cm" svg:height="1.911cm" svg:x="1cm" svg:y="13.893cm"/>
      <draw:page-thumbnail draw:layer="backgroundobjects" svg:width="8.999cm" svg:height="1.911cm" svg:x="1cm" svg:y="22.469cm"/>
      <draw:page-thumbnail draw:layer="backgroundobjects" svg:width="8.999cm" svg:height="1.911cm" svg:x="11cm" svg:y="5.317cm"/>
      <draw:page-thumbnail draw:layer="backgroundobjects" svg:width="8.999cm" svg:height="1.911cm" svg:x="11cm" svg:y="13.893cm"/>
      <draw:page-thumbnail draw:layer="backgroundobjects" svg:width="8.999cm" svg:height="1.911cm" svg:x="11cm" svg:y="22.469cm"/>
    </style:handout-master>
    <style:master-page style:name="Padrão" style:page-layout-name="PM1" draw:style-name="Mdp1">
      <draw:frame presentation:style-name="Padrão-title" draw:layer="backgroundobjects" svg:width="25.199cm" svg:height="1.327cm" svg:x="1.4cm" svg:y="0.315cm" presentation:class="title" presentation:placeholder="true">
        <draw:text-box/>
      </draw:frame>
      <draw:frame presentation:style-name="Padrão-outline1" draw:layer="backgroundobjects" svg:width="25.199cm" svg:height="4.61cm" svg:x="1.4cm" svg:y="1.857cm" presentation:class="outline" presentation:placeholder="true">
        <draw:text-box/>
      </draw:frame>
      <draw:frame presentation:style-name="Mpr1" draw:text-style-name="MP2" draw:layer="backgroundobjects" svg:width="6.523cm" svg:height="0.546cm" svg:x="1.4cm" svg:y="7.24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0.546cm" svg:x="9.576cm" svg:y="7.24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0.546cm" svg:x="20.076cm" svg:y="7.24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7-14T14:35:57.968764653</meta:creation-date>
    <dc:date>2024-07-14T15:25:02.453701952</dc:date>
    <meta:editing-duration>PT38M24S</meta:editing-duration>
    <meta:editing-cycles>2</meta:editing-cycles>
    <meta:generator>LibreOffice/7.3.7.2$Linux_X86_64 LibreOffice_project/30$Build-2</meta:generator>
    <meta:document-statistic meta:object-count="37"/>
  </office:meta>
</office:document-meta>
</file>